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, looking to pivot into project, product, and program management roles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tpm.md" office:name=""><text:span text:style-name="Definition">Web</text:span></text:a> • <text:a xlink:type="simple" xlink:href="https://github.com/skyzyx/resume/raw/master/resumes/ryanparman-tpm.pdf" office:name=""><text:span text:style-name="Definition">PDF</text:span></text:a> • <text:a xlink:type="simple" xlink:href="https://github.com/skyzyx/resume/raw/master/resumes/ryanparman-tpm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Led the team who supported all SRE and product engineering teams, working on core platforms and services, as every school in America transitioned to online learning during the COVID-19 lockdowns.</text:p>
        </text:list-item>
        <text:list-item>
          <text:p text:style-name="P2">Authored or edited over 1,800 <text:a xlink:type="simple" xlink:href="https://www.atlassian.com/software/confluence" office:name=""><text:span text:style-name="Definition">Confluence</text:span></text:a> documents.</text:p>
        </text:list-item>
        <text:list-item>
          <text:p text:style-name="P2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ncreased control over account guardrail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Revamped th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p text:style-name="First_20_paragraph">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agile, building platforms, coordination with downstream services, cross-collaboration (dozens of teams, hundreds of services), kanban, organization of complex projects, product development, product roadmap management, project documentation, project management, risk mitigation, scrum, stakeholder management, technical documentation, vendor management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8T21:19:10Z</meta:creation-date>
    <dc:date>2025-01-28T21:19:10Z</dc:date>
  </office:meta>
</office:document-meta>
</file>